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3304"/>How To Install and Set Up Laravel 8 with Docker Compose on Ubuntu 20.04</text:h>
      <text:p text:style-name="Text_20_body"><text:bookmark text:name="57fd"/>To get started, you’ll need to create a containerized environment. Then, you’ll be able to bootstrap the new Laravel application from scratch, without the need to have a local PHP environment installed on your local machine or development server. In any site and moment in few second you’ll have available your enviroment.</text:p>
      <text:h text:style-name="Heading_20_2" text:outline-level="2"><text:bookmark text:name="4ed8"/>For any bug or fail, please highlight. It’s enabled</text:h>
      <text:h text:style-name="Heading_20_1" text:outline-level="1"><text:bookmark text:name="db3f"/>Environment</text:h>
      <text:list xml:id="list3688492938" text:style-name="L1">
        <text:list-item>
          <text:p text:style-name="P9"><text:bookmark text:name="beab"/>Ubuntu 20.04</text:p>
        </text:list-item>
        <text:list-item>
          <text:p text:style-name="P9"><text:bookmark text:name="c0e6"/>Docker compose version 1.28.5, build c4eb3a1f</text:p>
        </text:list-item>
        <text:list-item>
          <text:p text:style-name="P9"><text:bookmark text:name="eec4"/>Docker version 20.10.5</text:p>
        </text:list-item>
        <text:list-item>
          <text:p text:style-name="P9"><text:bookmark text:name="a64a"/>Sublime text</text:p>
        </text:list-item>
        <text:list-item>
          <text:p text:style-name="P2"><text:bookmark text:name="c590"/>Google Chrome</text:p>
        </text:list-item>
      </text:list>
      <text:h text:style-name="Heading_20_1" text:outline-level="1"><text:bookmark text:name="97d7"/>Step 1: Install dependencies (Docker and Docker-Compose)</text:h>
      <text:p text:style-name="Text_20_body"><text:bookmark text:name="27d4"/>First, update your packages:</text:p>
      <text:p text:style-name="P1"><text:bookmark text:name="4c2e"/>sudo apt update</text:p>
      <text:p text:style-name="Text_20_body"><text:bookmark text:name="d1f6"/>Next, install a few prerequisite packages:</text:p>
      <text:p text:style-name="P1"><text:bookmark text:name="9dcd"/>sudo apt install apt-transport-https ca-certificates curl software-properties-common</text:p>
      <text:p text:style-name="Text_20_body"><text:bookmark text:name="4310"/>Then add the GPG key for the official Docker repository to our system:</text:p>
      <text:p text:style-name="P1"><text:bookmark text:name="2527"/>curl -fsSL <text:a xlink:type="simple" xlink:href="https://download.docker.com/linux/ubuntu/gpg" office:target-frame-name="_blank" xlink:show="new" text:style-name="Internet_20_link" text:visited-style-name="Visited_20_Internet_20_Link">https://download.docker.com/linux/ubuntu/gpg</text:a> | sudo apt-key add -</text:p>
      <text:p text:style-name="Text_20_body"><text:bookmark text:name="8015"/>Add the Docker repository to APT sources:</text:p>
      <text:p text:style-name="P1"><text:bookmark text:name="0521"/>curl -fsSL <text:a xlink:type="simple" xlink:href="https://download.docker.com/linux/ubuntu/gpg" office:target-frame-name="_blank" xlink:show="new" text:style-name="Internet_20_link" text:visited-style-name="Visited_20_Internet_20_Link">https://download.docker.com/linux/ubuntu/gpg</text:a> | sudo apt-key add - | apt-get update</text:p>
      <text:p text:style-name="Text_20_body"><text:bookmark text:name="3222"/>And finally install docker:</text:p>
      <text:p text:style-name="P1"><text:bookmark text:name="0b75"/>sudo apt-get install docker-ce</text:p>
      <text:p text:style-name="Text_20_body"><text:bookmark text:name="a5b5"/>Check that it’s running:</text:p>
      <text:p text:style-name="Preformatted_20_Text"><text:bookmark text:name="19a3"/>docker.service — Docker Application Container Engine</text:p>
      <text:p text:style-name="Preformatted_20_Text"><text:s/>Loaded: loaded (/lib/systemd/system/docker.service; enabled; vendor preset: enabled)</text:p>
      <text:p text:style-name="Preformatted_20_Text"><text:s/>Active: active (running) since Fri 2021–03–12 20:03:09 CET; 41min ago</text:p>
      <text:p text:style-name="Preformatted_20_Text"><text:soft-page-break/>TriggeredBy: ● docker.socket</text:p>
      <text:p text:style-name="Preformatted_20_Text"><text:s/>Docs: <text:a xlink:type="simple" xlink:href="https://docs.docker.com/" office:target-frame-name="_blank" xlink:show="new" text:style-name="Internet_20_link" text:visited-style-name="Visited_20_Internet_20_Link">https://docs.docker.com</text:a></text:p>
      <text:p text:style-name="Preformatted_20_Text"><text:s/>Main PID: 1321 (dockerd)</text:p>
      <text:p text:style-name="Preformatted_20_Text"><text:s/>Tasks: 34</text:p>
      <text:p text:style-name="Preformatted_20_Text"><text:s/>Memory: 166.9M</text:p>
      <text:p text:style-name="Preformatted_20_Text"><text:s/>CGroup: /system.slice/docker.service</text:p>
      <text:p text:style-name="Preformatted_20_Text"><text:s/>├─1321 /usr/bin/dockerd -H fd:// — containerd=/run/containerd/containerd.sock</text:p>
      <text:p text:style-name="P1"><text:s/>└─2200 /usr/bin/docker-proxy -proto tcp -host-ip 0.0.0.0 -host-port 8000 -container-ip 172&gt;</text:p>
      <text:p text:style-name="Text_20_body"><text:bookmark text:name="036c"/>Now we are going to install last docker-compose version:</text:p>
      <text:p text:style-name="P1"><text:bookmark text:name="0522"/>sudo curl -L “<text:a xlink:type="simple" xlink:href="https://github.com/docker/compose/releases/download/1.27.4/docker-compose-$(uname" office:target-frame-name="_blank" xlink:show="new" text:style-name="Internet_20_link" text:visited-style-name="Visited_20_Internet_20_Link">https://github.com/docker/compose/releases/download/1.28.5/docker-compose-$(uname</text:a> -s)-$(uname -m)” -o /usr/local/bin/docker-compose</text:p>
      <text:p text:style-name="Text_20_body"><text:bookmark text:name="e068"/>Next, set the execution permissions, if you don’t do it you’ll get error like “<text:span text:style-name="Strong_20_Emphasis">Segmentation fault (core dumped)</text:span>”:</text:p>
      <text:p text:style-name="P1"><text:bookmark text:name="f883"/>sudo chmod +x /usr/local/bin/docker-compose</text:p>
      <text:p text:style-name="Text_20_body"><text:bookmark text:name="7c4f"/>Verify if your installation was successful</text:p>
      <text:p text:style-name="Preformatted_20_Text"><text:bookmark text:name="3892"/>maruan@maruan:~/Documentos$ <text:span text:style-name="Strong_20_Emphasis">docker-compose -version</text:span></text:p>
      <text:p text:style-name="P1">docker-compose version <text:span text:style-name="Strong_20_Emphasis">1.28.5</text:span>, build c4eb3a1f</text:p>
      <text:p text:style-name="Text_20_body"><text:bookmark text:name="cb0d"/>Finall check:</text:p>
      <text:p text:style-name="Preformatted_20_Text"><text:bookmark text:name="cabb"/>maruan@maruan:~/Documentos/laravel_docker$ <text:span text:style-name="Strong_20_Emphasis">sudo docker run hello-world</text:span></text:p>
      <text:p text:style-name="Preformatted_20_Text">Hello from Docker!</text:p>
      <text:p text:style-name="Preformatted_20_Text">This message shows that your installation appears to be working correctly.<text:bookmark text:name="5179"/>To generate this message, Docker took the following steps:</text:p>
      <text:p text:style-name="Preformatted_20_Text"><text:s/>1. The Docker client contacted the Docker daemon.</text:p>
      <text:p text:style-name="Preformatted_20_Text"><text:s/>2. The Docker daemon pulled the “hello-world” image from the Docker Hub.</text:p>
      <text:p text:style-name="Preformatted_20_Text"><text:s/>(amd64)</text:p>
      <text:p text:style-name="Preformatted_20_Text"><text:s/>3. The Docker daemon created a new container from that image which runs the</text:p>
      <text:p text:style-name="Preformatted_20_Text"><text:s/>executable that produces the output you are currently reading.</text:p>
      <text:p text:style-name="P1"><text:s/>4. The Docker daemon streamed that output to the Docker client, which sent it to your terminal.</text:p>
      <text:h text:style-name="Heading_20_1" text:outline-level="1"><text:bookmark text:name="0b2e"/>Step 2: Setting up a docker-compose.yml file</text:h>
      <text:p text:style-name="Text_20_body"><text:bookmark text:name="f21c"/>Okay, now it’s the big moment my boy. Let’s start. First you need create a new directory “workspace” for your laravel project:</text:p>
      <text:p text:style-name="Preformatted_20_Text"><text:bookmark text:name="7e1c"/>maruan@maruan:~/Documentos$ <text:span text:style-name="Strong_20_Emphasis">mkdir laravel_docker</text:span></text:p>
      <text:p text:style-name="P1">maruan@maruan:~/Documentos$ <text:span text:style-name="Strong_20_Emphasis">cd laravel_docker/</text:span></text:p>
      <text:p text:style-name="Text_20_body"><text:bookmark text:name="a56e"/>Next, you’ll need create the <text:span text:style-name="Strong_20_Emphasis">docker-compose.yml</text:span> file that will define the containerized environment. In this file, you’ll set up a service named app to be used by laravel. You need know your user and uid arguments cause will be used in the Dockerfile at build time because you’ll need permisions in directory without a root user (good practices and more safety).</text:p>
      <text:p text:style-name="Text_20_body"><text:bookmark text:name="60af"/>Get your uid for <text:span text:style-name="Strong_20_Emphasis">current </text:span>user:</text:p>
      <text:p text:style-name="Preformatted_20_Text"><text:bookmark text:name="cd1f"/>maruan@maruan:~/Documentos/laravel_docker$ <text:span text:style-name="Strong_20_Emphasis">echo $UID</text:span></text:p>
      <text:p text:style-name="P1"><text:span text:style-name="Strong_20_Emphasis">1000</text:span></text:p>
      <text:p text:style-name="Text_20_body"><text:bookmark text:name="b206"/>Now create <text:span text:style-name="Strong_20_Emphasis">docker-compose.yml</text:span>:</text:p>
      <text:p text:style-name="P1"><text:bookmark text:name="44d6"/><text:soft-page-break/>maruan@maruan:~/Documentos/laravel_docker$ <text:span text:style-name="Strong_20_Emphasis">nano docker-compose.yml</text:span></text:p>
      <text:h text:style-name="Heading_20_1" text:outline-level="1"><text:bookmark text:name="b755"/>Step 2.1: Laravel app service</text:h>
      <text:p text:style-name="Text_20_body"><text:bookmark text:name="fe02"/>Now, define the laravel project to build docker image for the Laravel project using the <text:span text:style-name="Strong_20_Emphasis">Dockerfile</text:span>(remember change to your own user and uid):</text:p>
      <text:p text:style-name="Text_20_body"><draw:frame draw:style-name="fr2" draw:name="Objeto1" text:anchor-type="as-char" svg:width="18.309cm" svg:height="11.536cm" draw:z-index="0"><draw:floating-frame xlink:href="https://maruan.medium.com/media/fbf027a3b3b39eceb0c6725239ebbe65" xlink:type="simple" xlink:show="embed" xlink:actuate="onLoad"/></draw:frame></text:p>
      <text:list xml:id="list1432142162" text:style-name="L2">
        <text:list-item>
          <text:p text:style-name="P10"><text:bookmark text:name="cc82"/>The laravel container service it’s named <text:span text:style-name="Strong_20_Emphasis">app</text:span>. And the new image will be named as <text:span text:style-name="Strong_20_Emphasis">laravel-app</text:span>.</text:p>
        </text:list-item>
        <text:list-item>
          <text:p text:style-name="P10"><text:bookmark text:name="cfc1"/>We want to mount the <text:span text:style-name="Strong_20_Emphasis">laravel</text:span> project directory to the /var/www/html inside the container service.</text:p>
        </text:list-item>
        <text:list-item>
          <text:p text:style-name="P3"><text:bookmark text:name="8700"/>We’re using the custom docker network for our setup, the network will be named as <text:span text:style-name="Strong_20_Emphasis">mynetwork</text:span>.</text:p>
        </text:list-item>
      </text:list>
      <text:h text:style-name="Heading_20_1" text:outline-level="1"><text:bookmark text:name="c1f3"/>Step 2.2: Nginx service</text:h>
      <text:p text:style-name="Text_20_body"><text:bookmark text:name="d4e0"/>Now we will define the nginx container service:</text:p>
      <text:p text:style-name="Text_20_body"><text:soft-page-break/><draw:frame draw:style-name="fr2" draw:name="Objeto2" text:anchor-type="as-char" svg:width="18.309cm" svg:height="7.461cm" draw:z-index="1"><draw:floating-frame xlink:href="https://maruan.medium.com/media/d5ad85a3cc2978c2cc895e2f1588aa9e" xlink:type="simple" xlink:show="embed" xlink:actuate="onLoad"/></draw:frame></text:p>
      <text:list xml:id="list1662907321" text:style-name="L3">
        <text:list-item>
          <text:p text:style-name="P11"><text:bookmark text:name="8005"/>Create a new container named <text:span text:style-name="Strong_20_Emphasis">nginx</text:span> based on the docker image <text:span text:style-name="Strong_20_Emphasis">nginx:alpine</text:span>.</text:p>
        </text:list-item>
        <text:list-item>
          <text:p text:style-name="P11"><text:bookmark text:name="9b12"/>The <text:span text:style-name="Strong_20_Emphasis">nginx </text:span>container will mount two different volumes. The <text:span text:style-name="Strong_20_Emphasis">laravel project </text:span>will to be directory to the<text:span text:style-name="Strong_20_Emphasis"> /var/www/html</text:span> directory, the nginx virtual host configuration <text:span text:style-name="Strong_20_Emphasis">nginx/conf.d/ </text:span>to the <text:span text:style-name="Strong_20_Emphasis">/etc/nginx/conf.d</text:span></text:p>
        </text:list-item>
        <text:list-item>
          <text:p text:style-name="P4"><text:bookmark text:name="19fd"/>We’re using the custom docker network for our setup, the network will be named as <text:span text:style-name="Strong_20_Emphasis">mynetwork</text:span>.</text:p>
        </text:list-item>
      </text:list>
      <text:h text:style-name="Heading_20_1" text:outline-level="1"><text:bookmark text:name="5d63"/>Step 2.3: MySQL service</text:h>
      <text:p text:style-name="Text_20_body"><text:bookmark text:name="9b9e"/>And the last, we define the MySQL database service.</text:p>
      <text:p text:style-name="Text_20_body"><draw:frame draw:style-name="fr2" draw:name="Objeto3" text:anchor-type="as-char" svg:width="18.309cm" svg:height="9.208cm" draw:z-index="2"><draw:floating-frame xlink:href="https://maruan.medium.com/media/b3f435a47ccd977fa576c2ae19dc6e3b" xlink:type="simple" xlink:show="embed" xlink:actuate="onLoad"/></draw:frame></text:p>
      <text:list xml:id="list1848637900" text:style-name="L4">
        <text:list-item>
          <text:p text:style-name="P12"><text:bookmark text:name="6c75"/>The MySQL container service will be named as <text:span text:style-name="Strong_20_Emphasis">db</text:span>, based on the <text:span text:style-name="Strong_20_Emphasis">mysql:5.7 </text:span>docker image.</text:p>
        </text:list-item>
        <text:list-item>
          <text:p text:style-name="P12"><text:bookmark text:name="94f3"/>The <text:span text:style-name="Strong_20_Emphasis">db</text:span> service will open the default MySQL port <text:span text:style-name="Strong_20_Emphasis">3306</text:span>.</text:p>
        </text:list-item>
        <text:list-item>
          <text:p text:style-name="P12"><text:bookmark text:name="aae7"/>The Laravel project will be using the database, user, and the password based on the environment variable of the <text:span text:style-name="Strong_20_Emphasis">db</text:span> service located in <text:span text:style-name="Strong_20_Emphasis">env </text:span>file.</text:p>
        </text:list-item>
        <text:list-item>
          <text:p text:style-name="P12"><text:bookmark text:name="58e0"/><text:soft-page-break/>The MySQL <text:span text:style-name="Strong_20_Emphasis">db</text:span> service will mount the volume named ‘mysqldata’, and have the same network <text:span text:style-name="Strong_20_Emphasis">mynetwork</text:span>.</text:p>
        </text:list-item>
        <text:list-item>
          <text:p text:style-name="P5"><text:bookmark text:name="bbc9"/>And we define the custom network <text:span text:style-name="Strong_20_Emphasis">mynetwork</text:span> with the <text:span text:style-name="Strong_20_Emphasis">bridge</text:span> driver, and the <text:span text:style-name="Strong_20_Emphasis">mysqldata</text:span> volume will be using the <text:span text:style-name="Strong_20_Emphasis">local </text:span>drive</text:p>
        </text:list-item>
      </text:list>
      <text:h text:style-name="Heading_20_1" text:outline-level="1"><text:bookmark text:name="3a1b"/><text:soft-page-break/>Complete file:</text:h>
      <text:p text:style-name="Text_20_body"><text:soft-page-break/><draw:frame draw:style-name="fr2" draw:name="Objeto4" text:anchor-type="as-char" svg:width="18.309cm" svg:height="27.252cm" draw:z-index="3"><draw:floating-frame xlink:href="https://maruan.medium.com/media/d5a0360c06e4c605bfb0d87022405218" xlink:type="simple" xlink:show="embed" xlink:actuate="onLoad"/></draw:frame></text:p>
      <text:h text:style-name="Heading_20_1" text:outline-level="1"><text:bookmark text:name="8dcb"/><text:soft-page-break/>Step 3: DockerFile</text:h>
      <text:p text:style-name="Text_20_body"><text:bookmark text:name="4bcf"/>Next, create a new Dockerfile for your <text:span text:style-name="Strong_20_Emphasis">Laravel</text:span> <text:span text:style-name="Strong_20_Emphasis">project</text:span>.</text:p>
      <text:p text:style-name="P1"><text:bookmark text:name="fa23"/>maruan@maruan:~/Documentos/laravel_docker$ <text:span text:style-name="Strong_20_Emphasis">nano Dockerfile</text:span></text:p>
      <text:p text:style-name="Text_20_body"><draw:frame draw:style-name="fr2" draw:name="Objeto5" text:anchor-type="as-char" svg:width="18.309cm" svg:height="20.849cm" draw:z-index="4"><draw:floating-frame xlink:href="https://maruan.medium.com/media/7d164201dc5dc29a46ffa4bedf3b527e" xlink:type="simple" xlink:show="embed" xlink:actuate="onLoad"/></draw:frame></text:p>
      <text:p text:style-name="Text_20_body"><text:bookmark text:name="48f8"/>Save and close the file. Next, bring your environment up:</text:p>
      <text:p text:style-name="Preformatted_20_Text"><text:bookmark text:name="f8e9"/>maruan@maruan:~/Documentos/laravel_docker$ <text:span text:style-name="Strong_20_Emphasis">sudo docker-compose up -d </text:span><text:bookmark text:name="fead"/>Creating network “mynetwork_landing” with driver “bridge”</text:p>
      <text:p text:style-name="Preformatted_20_Text"><text:soft-page-break/>Building app</text:p>
      <text:p text:style-name="Preformatted_20_Text">Step 1/11 : FROM php:7.4-fpm</text:p>
      <text:p text:style-name="Preformatted_20_Text"><text:s/>— -&gt; fa37b52db33g</text:p>
      <text:p text:style-name="Preformatted_20_Text">…</text:p>
      <text:p text:style-name="Preformatted_20_Text">Step 10/11 : WORKDIR /var/www</text:p>
      <text:p text:style-name="Preformatted_20_Text"><text:s/>— -&gt; Using cache</text:p>
      <text:p text:style-name="Preformatted_20_Text"><text:s/>— -&gt; 769af65sf4d8</text:p>
      <text:p text:style-name="Preformatted_20_Text">Step 11/11 : USER $user</text:p>
      <text:p text:style-name="Preformatted_20_Text"><text:s/>— -&gt; Using cache</text:p>
      <text:p text:style-name="Preformatted_20_Text"><text:s/>— -&gt; 841eb5852b69<text:bookmark text:name="a0d2"/>Successfully built 841eb5852b69</text:p>
      <text:p text:style-name="Preformatted_20_Text">Successfully tagged laravel_docker:latest</text:p>
      <text:p text:style-name="Preformatted_20_Text">WARNING: Image for service app was built because it did not already exist. To rebuild this image you must use `docker-compose build` or `docker-compose up — build`.</text:p>
      <text:p text:style-name="P1">Creating laravel_docker_app_1 … done</text:p>
      <text:p text:style-name="Text_20_body"><text:bookmark text:name="55c1"/>You can verify:</text:p>
      <text:p text:style-name="Preformatted_20_Text"><text:bookmark text:name="ed58"/>Name <text:s text:c="22"/>Command <text:s text:c="13"/>State <text:s text:c="7"/>Ports <text:s/></text:p>
      <text:p text:style-name="Preformatted_20_Text">--------------------------------------------------------------------</text:p>
      <text:p text:style-name="P1">laravel_docker_app_1 <text:s text:c="6"/>docker-entrypoint.s <text:s/>Up <text:s text:c="8"/>9000/tcp</text:p>
      <text:p text:style-name="Text_20_body"><text:bookmark text:name="f197"/>Now app service is up, in this momemnt you can run composer, with this you can deploy laravel app (create laravel project):</text:p>
      <text:p text:style-name="Preformatted_20_Text"><text:bookmark text:name="5e97"/>maruan@maruan:~/Documentos/laravel_docker$ <text:span text:style-name="Strong_20_Emphasis">docker-compose exec app composer create-project laravel/laravel --prefer-dist application</text:span><text:bookmark text:name="a595"/>Creating a “<text:span text:style-name="Strong_20_Emphasis">laravel/laravel</text:span>” project at “./<text:span text:style-name="Strong_20_Emphasis">application</text:span>”</text:p>
      <text:p text:style-name="Preformatted_20_Text">Installing laravel/laravel (v8.5.13)</text:p>
      <text:p text:style-name="Preformatted_20_Text"><text:s/>— Downloading laravel/laravel (v8.5.13)</text:p>
      <text:p text:style-name="Preformatted_20_Text"><text:s/>— Installing laravel/laravel (v8.5.13): Extracting archive</text:p>
      <text:p text:style-name="Preformatted_20_Text">Created project in /var/www/application</text:p>
      <text:p text:style-name="Preformatted_20_Text">&gt; <text:a xlink:type="simple" xlink:href="http://twitter.com/php" office:target-frame-name="_blank" xlink:show="new" text:style-name="Internet_20_link" text:visited-style-name="Visited_20_Internet_20_Link">@php</text:a> -r “file_exists(‘.env’) || copy(‘.env.example’, ‘.env’);”</text:p>
      <text:p text:style-name="Preformatted_20_Text">Loading composer repositories with package information</text:p>
      <text:p text:style-name="Preformatted_20_Text">Updating dependencies</text:p>
      <text:p text:style-name="Preformatted_20_Text">Lock file operations: 105 installs, 0 updates, 0 removals</text:p>
      <text:p text:style-name="Preformatted_20_Text">Package manifest generated successfully.</text:p>
      <text:p text:style-name="Preformatted_20_Text">74 packages you are using are looking for funding.</text:p>
      <text:p text:style-name="Preformatted_20_Text">Use the `composer fund` command to find out more!</text:p>
      <text:p text:style-name="Preformatted_20_Text">&gt; <text:a xlink:type="simple" xlink:href="http://twitter.com/php" office:target-frame-name="_blank" xlink:show="new" text:style-name="Internet_20_link" text:visited-style-name="Visited_20_Internet_20_Link">@php</text:a> artisan key:generate — ansi</text:p>
      <text:p text:style-name="P1"><text:span text:style-name="Strong_20_Emphasis">Application key set successfully.</text:span></text:p>
      <text:p text:style-name="Text_20_body"><text:bookmark text:name="25bb"/>This installation creates a new <text:span text:style-name="Strong_20_Emphasis">.env file </text:span>based on the default <text:span text:style-name="Strong_20_Emphasis">.env.example</text:span> originally comes with <text:span text:style-name="Strong_20_Emphasis">Laravel</text:span>. The <text:span text:style-name="Strong_20_Emphasis">.env</text:span> file contains database credentials and other sensitive application settings.</text:p>
      <text:p text:style-name="Text_20_body"><text:bookmark text:name="051e"/>Now down docker:</text:p>
      <text:p text:style-name="Preformatted_20_Text"><text:bookmark text:name="ab5e"/>maruan@maruan:~/Documentos/laravel_docker$ <text:span text:style-name="Strong_20_Emphasis">sudo docker-compose down</text:span></text:p>
      <text:p text:style-name="Preformatted_20_Text">[sudo] contraseña para maruan: </text:p>
      <text:p text:style-name="Preformatted_20_Text">WARNING: The DB_DATABASE variable is not set. Defaulting to a blank string.</text:p>
      <text:p text:style-name="Preformatted_20_Text">WARNING: The DB_PASSWORD variable is not set. Defaulting to a blank string.</text:p>
      <text:p text:style-name="Preformatted_20_Text">WARNING: The DB_USERNAME variable is not set. Defaulting to a blank string.</text:p>
      <text:p text:style-name="Preformatted_20_Text">Stopping laravel_docker_app_1 … done</text:p>
      <text:p text:style-name="P1">Removing laravel_docker_app_1 … done</text:p>
      <text:h text:style-name="Heading_20_1" text:outline-level="1"><text:bookmark text:name="5206"/><text:soft-page-break/>Step 3.1: Create Nginx Virtual Host for Laravel</text:h>
      <text:p text:style-name="Text_20_body"><text:bookmark text:name="e5b2"/>Within the <text:span text:style-name="Strong_20_Emphasis">laravel_docker</text:span> project directory, create a new directory named <text:span text:style-name="Strong_20_Emphasis">nginx</text:span> that will contain other directorie <text:span text:style-name="Strong_20_Emphasis">conf.d</text:span>. Then create a new nginx virtual host configuration <text:span text:style-name="Strong_20_Emphasis">laravel.conf</text:span> inside the <text:span text:style-name="Strong_20_Emphasis">conf.d </text:span>directory.</text:p>
      <text:p text:style-name="Text_20_body"><text:bookmark text:name="0c37"/>First you’ll need directory so create it:</text:p>
      <text:p text:style-name="P1"><text:bookmark text:name="2352"/>maruan@maruan:~/Documentos/laravel_docker$ <text:span text:style-name="Strong_20_Emphasis">mkdir -p nginx/{conf.d}</text:span></text:p>
      <text:p text:style-name="Text_20_body"><text:bookmark text:name="5737"/>Create laravel.conf:</text:p>
      <text:p text:style-name="P1"><text:bookmark text:name="b3d7"/>maruan@maruan:~/Documentos/laravel_docker/<text:span text:style-name="Strong_20_Emphasis">nginx/conf.d</text:span>$ <text:span text:style-name="Strong_20_Emphasis">nano laravel.conf</text:span></text:p>
      <text:p text:style-name="Text_20_body"><draw:frame draw:style-name="fr2" draw:name="Objeto6" text:anchor-type="as-char" svg:width="18.309cm" svg:height="12.7cm" draw:z-index="5"><draw:floating-frame xlink:href="https://maruan.medium.com/media/8261e02fab77c84c60b67cba809bbb4f" xlink:type="simple" xlink:show="embed" xlink:actuate="onLoad"/></draw:frame></text:p>
      <text:h text:style-name="Heading_20_1" text:outline-level="1"><text:bookmark text:name="d034"/>Step 4: Edit .env file</text:h>
      <text:p text:style-name="Text_20_body"><text:bookmark text:name="134b"/>If you has <text:span text:style-name="Strong_20_Emphasis">good eyes</text:span>, you can see we don’t have configured <text:span text:style-name="Strong_20_Emphasis">$db_password</text:span> and other <text:span text:style-name="Strong_20_Emphasis">parameters</text:span>, so let’s do it:</text:p>
      <text:p text:style-name="P1"><text:bookmark text:name="b227"/>maruan@maruan:~/Documentos/laravel_docker$ <text:span text:style-name="Strong_20_Emphasis">nano .env</text:span></text:p>
      <text:p text:style-name="Text_20_body"><text:bookmark text:name="f87c"/>Change password, username and database accordingly db container:</text:p>
      <text:p text:style-name="Preformatted_20_Text"><text:bookmark text:name="5c68"/>APP_NAME=Laravel</text:p>
      <text:p text:style-name="Preformatted_20_Text"><text:soft-page-break/>APP_ENV=local</text:p>
      <text:p text:style-name="Preformatted_20_Text">APP_KEY=base64:VxpSASCd2i+PQIkA0heyFeJTM44a63Qd1DdkuFs+I5Q=</text:p>
      <text:p text:style-name="Preformatted_20_Text">APP_DEBUG=true</text:p>
      <text:p text:style-name="Preformatted_20_Text"><text:span text:style-name="Strong_20_Emphasis">APP_URL=</text:span><text:a xlink:type="simple" xlink:href="http://localhost:8000/" office:target-frame-name="_blank" xlink:show="new" text:style-name="Internet_20_link" text:visited-style-name="Visited_20_Internet_20_Link"><text:span text:style-name="Strong_20_Emphasis">http://localhost:8000</text:span></text:a><text:bookmark text:name="76d6"/>LOG_CHANNEL=stack</text:p>
      <text:p text:style-name="Preformatted_20_Text">LOG_LEVEL=debug<text:bookmark text:name="bb95"/>DB_CONNECTION=mysql</text:p>
      <text:p text:style-name="Preformatted_20_Text">DB_HOST=db</text:p>
      <text:p text:style-name="Preformatted_20_Text">DB_PORT=3306</text:p>
      <text:p text:style-name="Preformatted_20_Text">DB_DATABASE=<text:span text:style-name="Strong_20_Emphasis">laraveldb</text:span></text:p>
      <text:p text:style-name="Preformatted_20_Text">DB_USERNAME=<text:span text:style-name="Strong_20_Emphasis">laravel</text:span></text:p>
      <text:p text:style-name="P1">DB_PASSWORD=<text:span text:style-name="Strong_20_Emphasis">laravelpassworddb</text:span></text:p>
      <text:p text:style-name="Text_20_body"><text:bookmark text:name="e44b"/>Now the only step… bring the updated environment up</text:p>
      <text:p text:style-name="Text_20_body"><text:bookmark text:name="463c"/><text:span text:style-name="Strong_20_Emphasis">sudo docker-compose start</text:span><text:line-break/>Starting app ... done<text:line-break/>Starting nginx ... done<text:line-break/>Starting db ... done</text:p>
      <text:p text:style-name="Text_20_body"><text:bookmark text:name="c411"/>Now, you can point your <text:span text:style-name="Strong_20_Emphasis">browser</text:span> to localhost or your remote server’s IP address, on port <text:span text:style-name="Strong_20_Emphasis">8000</text:span><text:a xlink:type="simple" xlink:href="http://localhost:8000/" office:target-frame-name="_blank" xlink:show="new" text:style-name="Internet_20_link" text:visited-style-name="Visited_20_Internet_20_Link"><text:span text:style-name="Strong_20_Emphasis">http://localhost:8000/</text:span></text:a></text:p>
      <text:p text:style-name="Text_20_body"><text:bookmark text:name="816b"/>If you make all good, you’ll see a page like this:</text:p>
      <text:p text:style-name="Text_20_body"><draw:frame draw:style-name="fr1" draw:name="Figura1" text:anchor-type="as-char" svg:width="18.521cm" svg:height="8.414cm" draw:z-index="6"><draw:image xlink:href="https://miro.medium.com/max/1400/1*IOoYymWIPd0jtCX99tYuqg.png" xlink:type="simple" xlink:show="embed" xlink:actuate="onLoad"/></draw:frame></text:p>
      <text:h text:style-name="Heading_20_1" text:outline-level="1"><text:bookmark text:name="12df"/>Errors:</text:h>
      <text:p text:style-name="Text_20_body"><text:bookmark text:name="4aae"/>All errors it’s because you’re probably using wrong php version.</text:p>
      <text:list xml:id="list521565659" text:style-name="L5">
        <text:list-item>
          <text:p text:style-name="P13"><text:bookmark text:name="2a80"/>PHP Fatal error: Declaration of App\Exceptions\Handler::report(Exception $exception) —<text:span text:style-name="Strong_20_Emphasis"> Change your version to PHP 7.4 </text:span><text:a xlink:type="simple" xlink:href="https://ostechnix.com/how-to-switch-between-multiple-php-versions-in-ubuntu/" office:target-frame-name="_blank" xlink:show="new" text:style-name="Internet_20_link" text:visited-style-name="Visited_20_Internet_20_Link">here</text:a></text:p>
        </text:list-item>
        <text:list-item>
          <text:p text:style-name="P6"><text:bookmark text:name="9872"/>This package requires php &gt;=7.4 but your PHP version (8.0.3) does not satisfy that requirement — edit composer.json</text:p>
        </text:list-item>
      </text:list>
      <text:p text:style-name="Preformatted_20_Text"><text:bookmark text:name="edee"/>"platform": {</text:p>
      <text:p text:style-name="Preformatted_20_Text"><text:s text:c="4"/>"php": "7.4"</text:p>
      <text:p text:style-name="P1">}</text:p>
      <text:list xml:id="list2834223846" text:style-name="L6">
        <text:list-item>
          <text:p text:style-name="P7"><text:bookmark text:name="f39c"/><text:soft-page-break/>Docker &amp; Laravel : configure: error: Package requirements (oniguruma) were not met — <text:span text:style-name="Strong_20_Emphasis">Change your version to PHP 7.4 </text:span><text:a xlink:type="simple" xlink:href="https://ostechnix.com/how-to-switch-between-multiple-php-versions-in-ubuntu/" office:target-frame-name="_blank" xlink:show="new" text:style-name="Internet_20_link" text:visited-style-name="Visited_20_Internet_20_Link">here</text:a></text:p>
        </text:list-item>
      </text:list>
      <text:list xml:id="list1434361715" text:style-name="L7">
        <text:list-item>
          <text:p text:style-name="P8"><text:bookmark text:name="b0fb"/>Thanks for learn with me. Don’t forget follow me in my little <text:span text:style-name="Strong_20_Emphasis">social network </text:span>and in <text:span text:style-name="Strong_20_Emphasis">medium</text:span>.</text:p>
        </text:list-item>
      </text:list>
      <text:p text:style-name="Text_20_body"><text:a xlink:type="simple" xlink:href="https://creativecommons.org/publicdomain/mark/1.0/" office:target-frame-name="_blank" xlink:show="new" text:style-name="Internet_20_link" text:visited-style-name="Visited_20_Internet_20_Link">Public domain.</text:a></text:p>
      <text:p text:style-name="Standard"><text:a xlink:type="simple" xlink:href="https://maruan.medium.com/how-to-install-and-set-up-laravel-8-with-docker-compose-on-ubuntu-20-04-58149fed3e2e" text:style-name="Internet_20_link" text:visited-style-name="Visited_20_Internet_20_Link">https://maruan.medium.com/how-to-install-and-set-up-laravel-8-with-docker-compose-on-ubuntu-20-04-58149fed3e2e</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5T08:46:15.517180762</meta:creation-date>
    <dc:date>2022-04-15T08:46:39.387801475</dc:date>
    <meta:editing-duration>PT29S</meta:editing-duration>
    <meta:editing-cycles>1</meta:editing-cycles>
    <meta:document-statistic meta:table-count="0" meta:image-count="1" meta:object-count="6" meta:page-count="12" meta:paragraph-count="166" meta:word-count="1284" meta:character-count="9505" meta:non-whitespace-character-count="8303"/>
    <meta:generator>LibreOffice/7.0.4.2$Linux_X86_64 LibreOffice_project/00$Build-2</meta:generator>
  </office:meta>
</office:document-meta>
</file>